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, 'Times New Roman PS'" style:font-family-generic="roman"/>
    <style:font-face style:name="Times New Roman1" svg:font-family="'Times New Roman'" style:font-adornments="Lodi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family-generic="roman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3" fo:font-size="12pt" fo:language="zxx" fo:country="none" fo:font-style="italic" style:font-name-asian="Andale Sans UI" style:font-size-asian="12pt" style:language-asian="zxx" style:country-asian="none" style:font-style-asian="italic" style:font-name-complex="Times New Roman3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3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3" fo:font-size="12pt" fo:language="zxx" fo:country="none" fo:font-style="italic" style:font-name-asian="Andale Sans UI" style:font-size-asian="12pt" style:language-asian="zxx" style:country-asian="none" style:font-style-asian="italic" style:font-name-complex="Times New Roman3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3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" fo:font-size="11.5pt" fo:language="none" fo:country="none" fo:font-style="italic" style:font-name-asian="Times New Roman" style:font-size-asian="11.5pt" style:language-asian="none" style:country-asian="none" style:font-style-asian="italic" style:font-name-complex="Times New Roman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3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2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2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3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3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3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style="italic" style:font-name-asian="Times New Roman4" style:font-size-asian="12pt" style:font-style-asian="italic" style:font-name-complex="Times New Roman4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3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4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4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4" fo:font-size="12pt" fo:language="none" fo:country="none" fo:font-style="italic" fo:font-weight="bold" style:font-name-asian="Times New Roman4" style:font-size-asian="12pt" style:language-asian="none" style:country-asian="none" style:font-style-asian="italic" style:font-weight-asian="bold" style:font-name-complex="Times New Roman4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3" fo:font-size="12pt" fo:language="none" fo:country="none" fo:font-style="italic" fo:font-weight="bold" style:font-name-asian="Times New Roman4" style:font-size-asian="12pt" style:language-asian="none" style:country-asian="none" style:font-style-asian="italic" style:font-weight-asian="bold" style:font-name-complex="Times New Roman4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3" fo:font-size="12pt" fo:language="none" fo:country="none" fo:font-style="italic" fo:font-weight="normal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3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font-name="Times New Roman3" fo:font-size="12pt" fo:language="none" fo:country="none" fo:font-style="italic" style:font-name-asian="AGaramond-Regular" style:font-size-asian="12pt" style:language-asian="none" style:country-asian="none" style:font-style-asian="italic" style:font-name-complex="AGaramond-Regular" style:font-size-complex="12pt" style:language-complex="none" style:country-complex="none" style:font-style-complex="italic"/>
    </style:style>
    <style:style style:name="ce95" style:family="table-cell" style:parent-style-name="Default">
      <style:text-properties style:use-window-font-color="true" style:font-name="Times New Roman3" fo:font-size="12pt" fo:language="none" fo:country="none" fo:font-style="italic" style:font-name-asian="Segoe UI" style:font-size-asian="6.80000019073486pt" style:language-asian="none" style:country-asian="none" style:font-style-asian="italic" style:font-name-complex="Tahoma" style:font-size-complex="6.80000019073486pt" style:language-complex="none" style:country-complex="none" style:font-style-complex="italic"/>
    </style:style>
    <style:style style:name="ce99" style:family="table-cell" style:parent-style-name="Default">
      <style:text-properties style:use-window-font-color="true" style:font-name="Times New Roman3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96" style:family="table-cell" style:parent-style-name="Default">
      <style:text-properties style:use-window-font-color="true" style:font-name="Times New Roman3" fo:font-size="12pt" fo:language="none" fo:country="none" fo:font-style="italic" style:font-name-asian="CentaurMT" style:font-size-asian="12pt" style:language-asian="none" style:country-asian="none" style:font-style-asian="italic" style:font-name-complex="CentaurMT" style:font-size-complex="12pt" style:language-complex="none" style:country-complex="none" style:font-style-complex="italic"/>
    </style:style>
    <style:style style:name="ce102" style:family="table-cell" style:parent-style-name="Default">
      <style:text-properties fo:color="#000000" style:font-name="Times New Roman3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103" style:family="table-cell" style:parent-style-name="Default">
      <style:text-properties style:use-window-font-color="true" style:font-name="Times New Roman3" fo:font-size="12pt" fo:language="none" fo:country="none" fo:font-style="italic" style:font-name-asian="Times-Roman" style:font-size-asian="12pt" style:language-asian="none" style:country-asian="none" style:font-style-asian="italic" style:font-name-complex="Times-Roman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3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3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4" fo:font-size="12pt" fo:language="none" fo:country="none" style:font-name-asian="Segoe UI" style:font-size-asian="12pt" style:language-asian="none" style:country-asian="none" style:font-name-complex="Times New Roman4" style:font-size-complex="12pt" style:language-complex="none" style:country-complex="none"/>
    </style:style>
    <style:style style:name="ce11" style:family="table-cell" style:parent-style-name="Default">
      <style:text-properties style:font-name="Times New Roman3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4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3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3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3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3" fo:font-size="12pt" style:font-name-asian="Times New Roman4" style:font-name-complex="Times New Roman4" style:font-size-asian="12pt" style:font-size-complex="12pt"/>
    </style:style>
    <style:style style:name="T8" style:family="text">
      <style:text-properties style:font-name="Times New Roman3" fo:font-size="12pt" style:font-name-asian="Times New Roman4" style:font-name-complex="Times New Roman4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color="#000000" style:font-name="Times New Roman3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style:font-name="Times New Roman3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3" fo:font-size="12pt" style:font-size-asian="12pt" style:font-size-complex="12pt"/>
    </style:style>
    <style:style style:name="T15" style:family="text">
      <style:text-properties style:font-name="Times New Roman3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3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3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3" fo:font-size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3" fo:font-size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 style:use-window-font-color="true"/>
    </style:style>
    <style:style style:name="T21" style:family="text">
      <style:text-properties style:letter-kerning="true" style:font-name="Times New Roman3" fo:font-size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2" style:family="text">
      <style:text-properties style:font-name="Times New Roman3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3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27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/>
    </style:style>
    <style:style style:name="T28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4"/>
    </style:style>
    <style:style style:name="T31" style:family="text">
      <style:text-properties style:font-name="Times New Roman4"/>
    </style:style>
    <style:style style:name="T32" style:family="text">
      <style:text-properties style:letter-kerning="true" style:font-name="Times New Roman3" fo:font-size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3" style:font-weight-asian="normal" style:font-weight-complex="normal" style:font-style-asian="italic" style:font-style-complex="italic"/>
    </style:style>
    <style:style style:name="T34" style:family="text">
      <style:text-properties style:font-name="Times New Roman3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name-asian="Times New Roman4" style:font-name-complex="Times New Roman4" style:font-weight-asian="bold" style:font-weight-complex="bold"/>
    </style:style>
    <style:style style:name="T36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 New Roman4" style:font-name-complex="Times New Roman4"/>
    </style:style>
    <style:style style:name="T37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4" fo:font-weight="bold" style:font-weight-asian="bold" style:font-weight-complex="bold"/>
    </style:style>
    <style:style style:name="T48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49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style:use-window-font-color="true"/>
    </style:style>
    <style:style style:name="T53" style:family="text">
      <style:text-properties style:font-name-asian="Times New Roman4" style:font-name-complex="Times New Roman4"/>
    </style:style>
    <style:style style:name="T54" style:family="text">
      <style:text-properties style:font-name-asian="Times New Roman4" style:font-name-complex="Times New Roman4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4" style:font-name-complex="Times New Roman4"/>
    </style:style>
    <style:style style:name="T58" style:family="text">
      <style:text-properties fo:font-weight="bold" style:font-name-asian="Times New Roman4" style:font-name-complex="Times New Roman4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3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3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3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3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3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3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3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3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3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3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2" fo:font-size="12pt" style:font-size-asian="12pt" style:font-size-complex="12pt"/>
    </style:style>
    <style:style style:name="T94" style:family="text">
      <style:text-properties style:font-name="Times New Roman2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3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3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3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3"/>
    </style:style>
    <style:style style:name="T108" style:family="text">
      <style:text-properties style:font-name="Times New Roman3" fo:font-weight="bold" style:font-weight-asian="bold" style:font-weight-complex="bold"/>
    </style:style>
    <style:style style:name="T109" style:family="text">
      <style:text-properties fo:color="#000000"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3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3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3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3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3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125" style:family="text">
      <style:text-properties style:font-name="Times New Roman3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3" fo:font-size="12pt" style:font-name-asian="Times New Roman4" style:font-name-complex="Times New Roman4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3" fo:font-size="12pt" style:font-name-asian="Times New Roman4" style:font-name-complex="Times New Roman4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3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3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3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3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4" style:font-name-complex="Times New Roman4" style:font-weight-asian="bold" style:font-weight-complex="bold"/>
    </style:style>
    <style:style style:name="T160" style:family="text">
      <style:text-properties style:font-name="Times New Roman4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4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162" style:family="text">
      <style:text-properties style:font-name="Times New Roman3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4" style:font-name-complex="Times New Roman4"/>
    </style:style>
    <style:style style:name="T167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 New Roman4" style:font-name-complex="Times New Roman4" fo:font-weight="bold" style:font-weight-asian="bold" style:font-weight-complex="bold"/>
    </style:style>
    <style:style style:name="T168" style:family="text">
      <style:text-properties style:font-name="Times New Roman3" fo:font-size="12pt" fo:font-style="italic" style:font-size-asian="12pt" style:font-size-complex="12pt" style:font-style-asian="italic" style:font-style-complex="italic" fo:font-weight="normal" style:font-name-asian="Times New Roman4" style:font-name-complex="Times New Roman4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4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4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4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4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4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4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4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4" style:font-name-asian="Times New Roman4" style:font-name-complex="Times New Roman4"/>
    </style:style>
    <style:style style:name="T190" style:family="text">
      <style:text-properties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91" style:family="text">
      <style:text-properties style:font-name="Times New Roman3" fo:font-style="italic" style:font-style-asian="italic" style:font-style-complex="italic"/>
    </style:style>
    <style:style style:name="T192" style:family="text">
      <style:text-properties style:font-name="Times New Roman3" fo:font-style="italic" style:font-style-asian="italic" style:font-style-complex="italic" fo:font-weight="bold" style:font-weight-asian="bold" style:font-weight-complex="bold"/>
    </style:style>
    <style:style style:name="T193" style:family="text">
      <style:text-properties style:font-name="Times New Roman3"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94" style:family="text">
      <style:text-properties style:font-name="Times New Roman3" fo:font-size="12pt" fo:font-style="italic" style:font-style-asian="italic" style:font-style-complex="italic"/>
    </style:style>
    <style:style style:name="T195" style:family="text">
      <style:text-properties style:font-name="Times New Roman3" fo:font-size="12pt" fo:font-style="italic" style:font-style-asian="italic" style:font-style-complex="italic" fo:font-weight="bold" style:font-weight-asian="bold" style:font-weight-complex="bold"/>
    </style:style>
    <style:style style:name="T196" style:family="text">
      <style:text-properties style:font-name="Times New Roman3" fo:font-size="12pt" fo:font-style="italic" style:font-name-asian="CentaurMT" style:font-name-complex="CentaurMT" style:font-size-asian="12pt" style:font-size-complex="12pt" style:font-style-asian="italic" style:font-style-complex="italic"/>
    </style:style>
    <style:style style:name="T197" style:family="text">
      <style:text-properties style:font-name="Times New Roman3" fo:font-size="12pt" fo:font-style="italic" style:font-name-asian="CentaurMT" style:font-name-complex="CentaurMT" style:font-size-asian="12pt" style:font-size-complex="12pt" style:font-style-asian="italic" style:font-style-complex="italic" fo:font-weight="bold" style:font-weight-asian="bold" style:font-weight-complex="bold"/>
    </style:style>
    <style:style style:name="T198" style:family="text">
      <style:text-properties style:font-name="Times New Roman3" fo:font-size="12pt" fo:font-weight="bold" fo:font-style="italic" style:font-name-asian="CentaurMT" style:font-name-complex="CentaurMT" style:font-size-asian="12pt" style:font-size-complex="12pt" style:font-weight-asian="bold" style:font-weight-complex="bold" style:font-style-asian="italic" style:font-style-complex="italic"/>
    </style:style>
    <style:style style:name="T199" style:family="text">
      <style:text-properties fo:color="#000000" style:font-name="Times New Roman3" fo:font-size="12pt" fo:font-style="italic" style:font-name-asian="Garamond" style:font-name-complex="Garamond" style:font-size-asian="12pt" style:font-size-complex="12pt" style:font-style-asian="italic" style:font-style-complex="italic"/>
    </style:style>
    <style:style style:name="T200" style:family="text">
      <style:text-properties fo:color="#000000" style:font-name="Times New Roman3" fo:font-size="12pt" fo:font-style="italic" style:font-name-asian="Garamond" style:font-name-complex="Garamond" style:font-size-asian="12pt" style:font-size-complex="12pt" style:font-style-asian="italic" style:font-style-complex="italic" fo:font-weight="bold" style:font-weight-asian="bold" style:font-weight-complex="bold"/>
    </style:style>
    <style:style style:name="T201" style:family="text">
      <style:text-properties fo:color="#000000" style:font-name="Times New Roman3" fo:font-size="12pt" fo:font-weight="bold" fo:font-style="italic" style:font-name-asian="Garamond" style:font-name-complex="Garamond" style:font-size-asian="12pt" style:font-size-complex="12pt" style:font-weight-asian="bold" style:font-weight-complex="bold" style:font-style-asian="italic" style:font-style-complex="italic"/>
    </style:style>
    <style:style style:name="T202" style:family="text">
      <style:text-properties style:font-name="Times New Roman3" style:font-name-asian="Times New Roman3" style:font-name-complex="Times New Roman3"/>
    </style:style>
    <style:style style:name="T203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5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6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7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8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9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0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1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12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3" style:family="text">
      <style:text-properties style:font-name="Times New Roman4" style:font-name-asian="Times New Roman4" style:font-name-complex="Times New Roman4"/>
    </style:style>
    <style:style style:name="T214" style:family="text">
      <style:text-properties style:font-name="Times New Roman3" fo:font-size="12pt" style:font-size-asian="12pt" style:font-size-complex="12pt" style:font-name-complex="Times New Roman3"/>
    </style:style>
    <style:style style:name="T215" style:family="text">
      <style:text-properties style:font-name="Times New Roman3" fo:font-size="12pt" style:font-size-asian="12pt" style:font-size-complex="12pt" style:font-name-complex="Times New Roman4"/>
    </style:style>
    <style:style style:name="T216" style:family="text">
      <style:text-properties style:font-name="Times New Roman3" fo:font-size="12pt" style:font-size-asian="12pt" style:font-size-complex="12pt" style:font-name-complex="Times New Roman3" fo:font-style="italic" style:font-style-complex="italic"/>
    </style:style>
    <style:style style:name="T217" style:family="text">
      <style:text-properties style:font-name="Times New Roman3" fo:font-size="12pt" style:font-size-asian="12pt" style:font-size-complex="12pt" style:font-name-complex="Times New Roman3" fo:font-style="normal" style:font-style-complex="normal"/>
    </style:style>
    <style:style style:name="T218" style:family="text">
      <style:text-properties style:font-name="Times New Roman3" fo:font-size="12pt" style:font-name-complex="Times New Roman3" style:font-size-asian="12pt" style:font-size-complex="12pt"/>
    </style:style>
    <style:style style:name="T219" style:family="text">
      <style:text-properties style:font-name="Times New Roman3" fo:font-style="italic" style:font-style-complex="italic"/>
    </style:style>
    <style:style style:name="T220" style:family="text">
      <style:text-properties style:font-name="Times New Roman3" fo:font-size="12pt" style:font-name-complex="Times New Roman3" style:font-size-asian="12pt" style:font-size-complex="12pt" fo:font-style="italic" style:font-style-complex="italic"/>
    </style:style>
    <style:style style:name="T221" style:family="text">
      <style:text-properties style:font-name="Times New Roman3" fo:font-size="12pt" style:font-size-asian="12pt" style:font-size-complex="12pt" fo:font-style="normal" style:font-style-complex="normal"/>
    </style:style>
    <style:style style:name="T222" style:family="text">
      <style:text-properties style:font-name="Times New Roman3" fo:font-size="12pt" style:font-size-asian="12pt" style:font-size-complex="12pt" fo:font-style="italic" style:font-style-complex="italic"/>
    </style:style>
    <style:style style:name="T223" style:family="text">
      <style:text-properties fo:font-size="12pt" style:font-size-asian="12pt" style:font-size-complex="12pt" fo:font-style="italic" style:font-style-complex="italic"/>
    </style:style>
    <style:style style:name="T224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5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26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3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27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3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28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4" fo:language="es" fo:country="ES" style:language-asian="zh" style:country-asian="CN" style:language-complex="hi" style:country-complex="IN" style:font-name-asian="Times New Roman4" style:font-name-complex="Times New Roman4"/>
    </style:style>
    <style:style style:name="T229" style:family="text">
      <style:text-properties fo:font-size="12pt" style:font-size-asian="12pt" style:font-size-complex="12pt" fo:font-style="normal" style:font-style-complex="normal" style:font-name="Times New Roman3"/>
    </style:style>
    <style:style style:name="T230" style:family="text">
      <style:text-properties style:font-name="Times New Roman3" style:font-name-complex="Times New Roman3"/>
    </style:style>
    <style:style style:name="T231" style:family="text">
      <style:text-properties style:font-name="Times New Roman3" style:font-name-complex="Times New Roman3" fo:font-style="italic" style:font-style-complex="italic"/>
    </style:style>
    <style:style style:name="T232" style:family="text">
      <style:text-properties style:font-name="Times New Roman3" style:font-name-complex="Times New Roman3" fo:font-weight="normal" fo:font-style="italic" fo:language="en" fo:country="US" style:font-weight-complex="normal" style:font-style-complex="italic"/>
    </style:style>
    <style:style style:name="T233" style:family="text">
      <style:text-properties style:font-name="Times New Roman3" style:font-name-complex="Times New Roman3" fo:font-weight="normal" fo:language="en" fo:country="US" style:font-weight-complex="normal" fo:font-style="normal" style:font-style-complex="normal"/>
    </style:style>
    <style:style style:name="T234" style:family="text">
      <style:text-properties style:font-name="Times New Roman3" style:font-name-complex="Times New Roman3" fo:font-weight="normal" fo:language="en" fo:country="US" style:font-weight-complex="normal" fo:font-style="italic" style:font-style-complex="italic"/>
    </style:style>
    <style:style style:name="T235" style:family="text">
      <style:text-properties style:font-name="Times New Roman3" style:font-name-complex="Times New Roman3" fo:font-weight="normal" fo:language="en" fo:country="US" style:font-weight-complex="normal" fo:font-style="normal" style:font-style-complex="normal" style:font-name-asian="Times New Roman4"/>
    </style:style>
    <style:style style:name="T236" style:family="text">
      <style:text-properties style:font-name="Times New Roman3" fo:font-size="12pt" style:font-name-complex="Times New Roman3" style:font-size-asian="12pt" style:font-size-complex="12pt" fo:font-style="normal" style:font-style-complex="normal"/>
    </style:style>
    <style:style style:name="T237" style:family="text">
      <style:text-properties style:font-name-complex="Times New Roman3"/>
    </style:style>
    <style:style style:name="T238" style:family="text">
      <style:text-properties style:font-name-complex="Times New Roman4"/>
    </style:style>
    <style:style style:name="T239" style:family="text">
      <style:text-properties style:font-name-complex="Times New Roman3" fo:font-style="italic" style:font-style-complex="italic"/>
    </style:style>
    <style:style style:name="T240" style:family="text">
      <style:text-properties style:font-name-complex="Times New Roman3" fo:font-style="normal" style:font-style-complex="normal"/>
    </style:style>
    <style:style style:name="T241" style:family="text">
      <style:text-properties fo:font-size="12pt" style:font-name-complex="Times New Roman3" style:font-size-asian="12pt" style:font-size-complex="12pt"/>
    </style:style>
    <style:style style:name="T242" style:family="text">
      <style:text-properties fo:font-size="12pt" style:font-size-asian="12pt" style:font-size-complex="12pt" style:font-name-complex="Times New Roman4"/>
    </style:style>
    <style:style style:name="T243" style:family="text">
      <style:text-properties fo:font-size="12pt" style:font-size-asian="12pt" style:font-size-complex="12pt" style:font-name-complex="Times New Roman4" fo:font-style="italic" style:font-style-complex="italic"/>
    </style:style>
    <style:style style:name="T244" style:family="text">
      <style:text-properties fo:font-size="12pt" style:letter-kerning="true" fo:language="es" fo:country="ES" style:language-asian="zh" style:country-asian="CN" style:language-complex="hi" style:country-complex="IN" style:font-name-asian="Times New Roman4" style:font-name-complex="Times New Roman3" style:font-size-asian="12pt" style:font-size-complex="12pt"/>
    </style:style>
    <style:style style:name="T245" style:family="text">
      <style:text-properties fo:font-size="12pt" style:letter-kerning="true" fo:language="es" fo:country="ES" style:language-asian="zh" style:country-asian="CN" style:language-complex="hi" style:country-complex="IN" style:font-name-asian="Times New Roman4" style:font-name-complex="Times New Roman3" style:font-size-asian="12pt" style:font-size-complex="12pt" style:use-window-font-color="true" fo:font-style="italic" style:font-style-complex="italic"/>
    </style:style>
    <style:style style:name="T246" style:family="text">
      <style:text-properties fo:font-size="12pt" style:letter-kerning="true" fo:language="es" fo:country="ES" style:language-asian="zh" style:country-asian="CN" style:language-complex="hi" style:country-complex="IN" style:font-name-asian="Times New Roman4" style:font-name-complex="Times New Roman3" style:font-size-asian="12pt" style:font-size-complex="12pt" style:use-window-font-color="true"/>
    </style:style>
    <style:style style:name="T247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8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49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50" style:family="text">
      <style:text-properties fo:font-style="italic" style:font-style-complex="italic"/>
    </style:style>
    <style:style style:name="T251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name-complex="Times New Roman3" style:font-style-asian="italic" style:font-style-complex="italic"/>
    </style:style>
    <style:style style:name="T252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3" fo:font-style="normal" style:font-style-asian="normal" style:font-style-complex="normal"/>
    </style:style>
    <style:style style:name="T253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4" style:font-name-asian="Times New Roman4" style:font-name-complex="Times New Roman4"/>
    </style:style>
    <style:style style:name="T254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55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56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57" style:family="text">
      <style:text-properties style:font-name="Times New Roman4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4" style:font-name-complex="Times New Roman4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8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3" fo:font-style="italic" style:font-name-asian="Segoe UI" style:font-name-complex="Times New Roman3" style:font-style-complex="italic"/>
    </style:style>
    <style:style style:name="T259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3" style:font-name-asian="Segoe UI" style:font-name-complex="Times New Roman3" fo:font-style="normal" style:font-style-complex="normal"/>
    </style:style>
    <style:style style:name="T26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4" style:font-name-asian="Times New Roman4" style:font-name-complex="Times New Roman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3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3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3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203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4">Bernat. 1980 </text:span><text:span text:style-name="T215">[1545]</text:span><text:span text:style-name="T214">. </text:span><text:span text:style-name="T216">Linguae vasconum primitiae</text:span><text:span text:style-name="T217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8">Leizarraga, Joanes. 1990 </text:span><text:span text:style-name="T215">[</text:span><text:span text:style-name="T214">1571</text:span><text:span text:style-name="T215">]</text:span><text:span text:style-name="T214">. </text:span><text:span text:style-name="T216">Iesus Christ gure iaunaren testamentu berria, Othoitza ecclesiasticoen forma,Catechismea, Kalendrera, ABC edo christinoen instructionea</text:span><text:span text:style-name="T217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19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18">Urkixo, Julio. 1919. </text:span><text:span text:style-name="T220">El refranero vasco</text:span><text:span text:style-name="T218">, vol. I: </text:span><text:span text:style-name="T220">Los refranes de Garibay</text:span><text:span text:style-name="T218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1">Betolazaren “Doctrina christiana”. </text:span><text:span text:style-name="T222">Euskera</text:span><text:span text:style-name="T221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1">Betolazaren “Doctrina christiana”. </text:span><text:span text:style-name="T222">Euskera</text:span><text:span text:style-name="T221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1">Betolazaren “Doctrina christiana”. </text:span><text:span text:style-name="T222">Euskera</text:span><text:span text:style-name="T221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3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3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3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3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3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4">Floristán, José M</text:span><text:span text:style-name="T225">a</text:span><text:span text:style-name="T224">. 1993. Conflictos fronterizos, espionaje y vascuence a finales del siglo XVI: 20 documentos inéditos. </text:span><text:span text:style-name="T226">Fontes Linguae Vasconum</text:span><text:span text:style-name="T227"> 63. 177</text:span><text:span text:style-name="T228">‒</text:span><text:span text:style-name="T229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3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3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3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202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2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202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2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8">Krajewska, Dorota, Eneko Zuloaga, Ekaitz Santazilia, Borja Ariztimuño, Oxel Uribe-Etxebarria &amp; Urtzi Reguero. 2017. </text:span><text:span text:style-name="T220">Esteve Materraren Do(c)trina Christiana (1617 &amp; 1623): Edizioa eta azterketa</text:span><text:span text:style-name="T218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8">Krajewska, Dorota, Eneko Zuloaga, Ekaitz Santazilia, Borja Ariztimuño, Oxel Uribe-Etxebarria &amp; Urtzi Reguero. 2017. </text:span><text:span text:style-name="T220">Esteve Materraren Do(c)trina Christiana (1617 &amp; 1623): Edizioa eta azterketa</text:span><text:span text:style-name="T218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8">Krajewska, Dorota, Eneko Zuloaga, Ekaitz Santazilia, Borja Ariztimuño, Oxel Uribe-Etxebarria &amp; Urtzi Reguero. 2017. </text:span><text:span text:style-name="T220">Esteve Materraren Do(c)trina Christiana (1617 &amp; 1623): Edizioa eta azterketa</text:span><text:span text:style-name="T218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203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30">Lakarra, Joseba A. 1999. </text:span><text:span text:style-name="T231">L’Interprect ou traduction du françois, espagol &amp; basque</text:span><text:span text:style-name="T230"> (~ 1620): II. Elkarrizketak. </text:span><text:span text:style-name="T232">International Journal of Basque Linguistics and Philology </text:span><text:span text:style-name="T233">[</text:span><text:span text:style-name="T234">ASJU</text:span><text:span text:style-name="T233">] 33(2). 493</text:span><text:span text:style-name="T235">–</text:span><text:span text:style-name="T233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203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30">Lakarra, Joseba A. 1999. </text:span><text:span text:style-name="T231">L’Interprect ou traduction du françois, espagol &amp; basque</text:span><text:span text:style-name="T230"> (~ 1620): II. Elkarrizketak. </text:span><text:span text:style-name="T232">International Journal of Basque Linguistics and Philology </text:span><text:span text:style-name="T233">[</text:span><text:span text:style-name="T234">ASJU</text:span><text:span text:style-name="T233">] 33(2). 493</text:span><text:span text:style-name="T235">–</text:span><text:span text:style-name="T233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203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30">Lakarra, Joseba A. 1999. </text:span><text:span text:style-name="T231">L’Interprect ou traduction du françois, espagol &amp; basque</text:span><text:span text:style-name="T230"> (~ 1620): II. Elkarrizketak. </text:span><text:span text:style-name="T232">International Journal of Basque Linguistics and Philology </text:span><text:span text:style-name="T233">[</text:span><text:span text:style-name="T234">ASJU</text:span><text:span text:style-name="T233">] 33(2). 493</text:span><text:span text:style-name="T235">–</text:span><text:span text:style-name="T233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204">Beriain’s </text:span><text:span text:style-name="T205">Tratado de como se ha de oyr missa</text:span><text:span text:style-name="T206"> (1621)</text:span></text:p>
          </table:table-cell>
          <table:table-cell table:style-name="ce12" office:value-type="string" calcext:value-type="string">
            <text:p><text:span text:style-name="T218">Beriain, Juan. 1621. </text:span><text:span text:style-name="T220">Tratado de como se ha de oyr missa</text:span><text:span text:style-name="T236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204">Axular’s </text:span><text:span text:style-name="T205">Gero</text:span><text:span text:style-name="T206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8">Kapanaga, Martin O. 1656. </text:span><text:span text:style-name="T220">Exposición breue de la doctrina christiana</text:span><text:span text:style-name="T236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37">Oihenart, Arnaud. 2003 </text:span><text:span text:style-name="T238">[1657]</text:span><text:span text:style-name="T237">. </text:span><text:span text:style-name="T239">Euskal atsotitzak eta neurtitzak</text:span><text:span text:style-name="T24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5">[1657]</text:span><text:span text:style-name="T214">. </text:span><text:span text:style-name="T216">Euskal atsotitzak eta neurtitzak</text:span><text:span text:style-name="T217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5">[1657]</text:span><text:span text:style-name="T214">. </text:span><text:span text:style-name="T216">Euskal atsotitzak eta neurtitzak</text:span><text:span text:style-name="T217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5">[1657]</text:span><text:span text:style-name="T214">. </text:span><text:span text:style-name="T216">Euskal atsotitzak eta neurtitzak</text:span><text:span text:style-name="T217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5">[1657]</text:span><text:span text:style-name="T214">. </text:span><text:span text:style-name="T216">Euskal atsotitzak eta neurtitzak</text:span><text:span text:style-name="T217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5">[1657]</text:span><text:span text:style-name="T214">. </text:span><text:span text:style-name="T216">Euskal atsotitzak eta neurtitzak</text:span><text:span text:style-name="T217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8">Oihenart, Arnaud. 2003 </text:span><text:span text:style-name="T215">[1657]</text:span><text:span text:style-name="T214">. </text:span><text:span text:style-name="T216">Euskal atsotitzak eta neurtitzak</text:span><text:span text:style-name="T217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8">[1657]</text:span><text:span text:style-name="T237">. </text:span><text:span text:style-name="T239">Euskal atsotitzak eta neurtitzak</text:span><text:span text:style-name="T24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8">[1657]</text:span><text:span text:style-name="T237">. </text:span><text:span text:style-name="T239">Euskal atsotitzak eta neurtitzak</text:span><text:span text:style-name="T24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8">[1657]</text:span><text:span text:style-name="T237">. </text:span><text:span text:style-name="T239">Euskal atsotitzak eta neurtitzak</text:span><text:span text:style-name="T24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207">Tartas’ </text:span><text:span text:style-name="T208">Onsa hilceco bidia</text:span><text:span text:style-name="T20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2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207">Tartas’ </text:span><text:span text:style-name="T208">Onsa hilceco bidia</text:span><text:span text:style-name="T20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2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207">Tartas’ </text:span><text:span text:style-name="T208">Onsa hilceco bidia</text:span><text:span text:style-name="T20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2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207">Tartas’ </text:span><text:span text:style-name="T208">Onsa hilceco bidia</text:span><text:span text:style-name="T20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2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207">Tartas’ </text:span><text:span text:style-name="T208">Onsa hilceco bidia</text:span><text:span text:style-name="T20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2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2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2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2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2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2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2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207">(18) [present participle + </text:span><text:span text:style-name="T208">izan</text:span><text:span text:style-name="T209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210">Otxoa de Arin’s </text:span><text:span text:style-name="T211">Doctrina christianaren explicacioa</text:span><text:span text:style-name="T212"> (1713)</text:span></text:p>
          </table:table-cell>
          <table:table-cell table:style-name="ce9" office:value-type="string" calcext:value-type="string">
            <text:p><text:span text:style-name="T241">Otxoa de Arin, Joseph. 1902 </text:span><text:span text:style-name="T242">[1713]. </text:span><text:span text:style-name="T243">Doctrina christianaren explicacioa</text:span><text:span text:style-name="T24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204">Xurio’s </text:span><text:span text:style-name="T205">Jesu-Christoren imitacionea</text:span><text:span text:style-name="T206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1">[1720]. </text:span><text:span text:style-name="T222">Jesu-Christoren imitacionea</text:span><text:span text:style-name="T221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210">Barrutia’s </text:span><text:span text:style-name="T211">Acto para la Noche Buena</text:span><text:span text:style-name="T212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3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4">Elizalde, Francisco. 1735. </text:span><text:span text:style-name="T245">Apezendaco dotrina christiana uscáras</text:span><text:span text:style-name="T246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4">Elizalde, Francisco. 1735. </text:span><text:span text:style-name="T245">Apezendaco dotrina christiana uscáras</text:span><text:span text:style-name="T246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4">Elizalde, Francisco. 1735. </text:span><text:span text:style-name="T245">Apezendaco dotrina christiana uscáras</text:span><text:span text:style-name="T246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47">Urkizu, Diego de. 1737. </text:span><text:span text:style-name="T248">Virgina Santissimien Errosario Santuena</text:span><text:span text:style-name="T249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203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203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3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204">Kardaberaz’ </text:span><text:span text:style-name="T205">Eusqueraren berri onac</text:span><text:span text:style-name="T206"> (1761)</text:span></text:p>
          </table:table-cell>
          <table:table-cell table:style-name="ce12" office:value-type="string" calcext:value-type="string">
            <text:p>Kardaberaz, Agustin. 2004 [1761]. <text:span text:style-name="T250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7">Gómez, Ricardo. 1991. Erronkarierazko dotrina argitaragabe bat: Edizioa eta azterketa. </text:span><text:span text:style-name="T251">International Journal of Basque Linguistics and Philology</text:span><text:span text:style-name="T252"> [ASJU] Special Issue 14(1). 375</text:span><text:span text:style-name="T253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leheneko aldietan bezala, <text:span text:style-name="T1">agertuko zare</text:span> usaiako tokirat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3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bertzerik <text:span text:style-name="T1">atheratuko den</text:span>, zeren orai hoik gargo<text:span text:style-name="T13">[</text:span>ro<text:span text:style-name="T13">]</text:span> handituzkoak dire nere ustez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3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noiz arthe bethi <text:span text:style-name="T1">igaran garen</text:span> noiz behar dugun kanporat juan eta oinon hola gare, ez dakit noiz arthe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3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Geexina gure neskato izanari mila goraintziak </text:span><text:span text:style-name="T61">ezkondu den</text:span><text:span text:style-name="T13">[…]</text:span><text:span text:style-name="T60">; horra dazkigun berri guziak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usi dugu hanitz jende <text:span text:style-name="T1">hil dela</text:span> eta desiratzen ginuen gure etxeko ahaiden berriak xeheki jakitiaz 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50">Don Paskualek ideia du jiteko Ahazparneraino tur bat fite. Menturaz maiatzian </text:span><text:span text:style-name="T190">phastuko da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<text:span text:style-name="T1">hil</text:span> izan <text:span text:style-name="T1">da</text:span>, eta karnabalak ere arras tristiak phasatu dira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<text:span text:style-name="T1">phasatu dira</text:span>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phasatu dira; Juan konserbakua <text:span text:style-name="T1">itho zen</text:span>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Juanes zaharraren phartez arrebari goraintzi Ondarlara, berriak jakin nahia dela, eta Piarre Ttipiak miliunka Josepe Ezkerrarekin xinhaurri hiltzen ari direla eta erdi lotsatuak direla, nahi luketela jakin </text:span><text:span text:style-name="T192">bueltatuko den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Mila goraintzi gutaz galdatzen duten guzier; </text:span><text:span text:style-name="T192">gelditzen gira</text:span><text:span text:style-name="T191"> arrapostuaren espero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osagarria arras ona da eta desiratzen dautzug<text:span text:style-name="T13">[</text:span>u<text:span text:style-name="T13">]</text:span> abantail beraz goza ziten orai eta bethi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Bixkaineko familiain eta Ortxaixeneko familia</text:span><text:span text:style-name="T13">[</text:span><text:span text:style-name="T60">i</text:span><text:span text:style-name="T13">]</text:span><text:span text:style-name="T60">n berriak, Unhaianekuez (Unhaianekuek), Gallurrukuak, aita hanitz </text:span><text:span text:style-name="T61">orhoitzen dela</text:span><text:span text:style-name="T60"> gaztiaz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4">Kamino, Peio &amp; Patxi Salaberri. 2006. Luzaideko eta Ondarrolako hiru gutun. </text:span><text:span text:style-name="T255">Fontes Linguae Vasconum</text:span><text:span text:style-name="T256"> 101. 95</text:span><text:span text:style-name="T253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7">Estornés Lasa, José. 1984. Mendigatxa’k Azkue’ri kartak (1902-1916) eta Erronkari’ko uskaratik utzulpen ta goarpenak. </text:span><text:span text:style-name="T258">Fontes Linguae Vasconum</text:span><text:span text:style-name="T259"> 43. </text:span><text:span text:style-name="T260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i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regain <text:span text:style-name="T1">izan zen</text:span> beraz <text:span text:style-name="T1">kondenatua</text:span> itzalerat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z erdirat orduko <text:span text:style-name="T1">izan zen ar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ria</text:span>; treinaz etori naia, oinez ets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y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egain <text:span text:style-name="T1">izan zen</text:span> beraz <text:span text:style-name="T1">kondenatua</text:span> itzalera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 erdirat oRduko <text:span text:style-name="T1">izan zen a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ia</text:span>; treinaz etoRi naia, oinez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Bestitzen da</text:span> soldado arropan. Aitak [ematen dio] zaldia eta behar duen diru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k zer egiten du ikusteko ian kuraya izanen zuen: bide lazter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ko patroina <text:span text:style-name="T1">deitzen da</text:span> Saint Leon saindu haundiagorik ezt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ra zelarik, mutil bezala zagon Bastoinea <text:span text:style-name="T1">deitzen den</text:span> etxe batean, egonaren medioz etxekotu ondo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tik haxirik, Urdazuriraino ez <text:span text:style-name="T1">da</text:span> her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ria da; lekhu aiphatuenak kurriturik ere, ezin <text:span text:style-name="T1">hauta ziteken</text:span> toki eder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rehun bat urthe, han bizi zela ermitau saindu bat Jean Batiste Beherekotxea <text:span text:style-name="T1">deitzen zena</text:span>, Ainhoa Gor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ko patroina <text:span text:style-name="T1">deitzen da</text:span> San Leon saindu aundiagorik ez d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a zelatik, mutil bezala zagon Bastoina <text:span text:style-name="T1">deitzen den</text:span> etxe bate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-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tik hasirik, URdazuraino ez <text:span text:style-name="T1">da</text:span> he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ia da; leku aiphatuenak kuRiturik ere, ezin <text:span text:style-name="T1">hauta ziteken</text:span> toki ede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ehun bat uRthe, ham bizi zela ermitau saindu bat Jean Batiste Beherekotxea <text:span text:style-name="T1">deitzen zena</text:span>, Ainhoa Go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raiten dio: ‘Bizia ala moltza!’ <text:span text:style-name="T1">Itzultzen da</text:span> iziturik e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 badoha bertzeari bezala erraiten dio: ‘bizi ala moltza’. <text:span text:style-name="T1">Itzultzen da</text:span> bereh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k zeR egiten du ikusteko ia kuraya izanen zuen: bide lazte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Eraiten dio: ‘Bizia ala moltza!’<text:span text:style-name="T1"> Itzultzen da</text:span> iziturik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 badoha beRtze hari bezala eRaiten dio: ‘bizia ala moltza’. <text:span text:style-name="T1">Itzultzen da</text:span> bere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‘HoR haiz I ere’. ‘Ba aita ohoin bat <text:span text:style-name="T1">ateratu zait</text:span>’.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3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<text:span text:style-name="T34">J. Kerexeta'ri esker, sarri argitara </text:span><text:span text:style-name="T76">emonak izan ziran</text:span><text:span text:style-name="T34">, eta gaur be, oraingo gazteak zelako idazleak — gozo ta errazak— jakin dagien eta guk aspaldi danik izandako atseginaldi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Atan-orretan, mendian-beera, bei gorri bat, erri-bei bat, ikotika</text:span><text:span text:style-name="T190"> ager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lan, deika ta deadar baten, ordu luzeetan egon zan, nonbaitetik zerbait edo norbait </text:span><text:span text:style-name="T76">agertuko zalakot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Onetan, Urtsule andrea gaztan-otzarea buruan ebala </text:span><text:span text:style-name="T76">agertu zan</text:span><text:span text:style-name="T34">; eta bide aretan berreun oinkada egin orduko, bidearen erdi-erdian ume-abarkatxoa ikusi eb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rrapalada baten bidera jatsirik, otzarako gaztae guztiak atz-miazketan jan ebazan. Aren ekiña orretan! Ase ta bete </text:span><text:span text:style-name="T76">egin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Astoa, ostera, azeria atzera <text:span text:style-name="T1">agertuko zalakotan</text:span>, zulo-ertzean zain geratu zan, lastoa ta artoa jateko gurariz egoan gaisoa-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puin-sail bikaña da, errekasto-betea datorren ura bailitz, berezberez bape indartu barik </text:span><text:span text:style-name="T76">irakurten dan</text:span><text:span text:style-name="T34"> sailla, eurak dauken gozotasuna geuri be ixuri ta itsatsi nairi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Eta Urtsule, azeriaren zaratetara jagita, sua egoalakotan izututa, kortara joan zan; eta, kortako atea </text:span><text:span text:style-name="T190">edegi zaneko</text:span><text:span text:style-name="T150">, astoak, azeri maltzurra lepoan ebala, lauoinka iges egin eb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Oi!, biar erriko guztiak ikaratuta</text:span><text:span text:style-name="T190"> geratuko dira</text:span><text:span text:style-name="T150">, elizea onen txukun eta dotore ikusita —esan eban Mainton neske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3">Il naitenean</text:span><text:span text:style-name="T34">, zeruko atea zabalduko daustan ustea ba-yonat, beintzat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ru gazteak, olako barriketakaz pozik ebizan artean, Pedro deunaren irudia, neskatillen eskuetan laprast eginda, altaratik beera jausi zan; dana zatituta </text:span><text:span text:style-name="T7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Neskak, euren erri-zaindari andiaren irudi ederra apurtuta ikustean, negarrez eta zarataka asi ziran. Eta arein zaratetara eliz-zaiña (sakristaua) beingoan </text:span><text:span text:style-name="T76">eliza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a larri orreik amaitzeaz batera, Mañari-ko Atximo zapataria <text:span text:style-name="T1">sartu zan</text:span> eliza aretan; eta, ango zoritxarra ikusi ebanean, errukitu egin zan; eta erriko jaia igaro arte, Santuaren soiñekoakaz jantzi eta Pedro Deunaren lekuan, altaran, bera jarriko zala esan eutsen neskai ta sakristauari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a larri orreik amaitzeaz batera, Mañari-ko Atximo zapataria sartu zan eliza aretan; eta, ango zoritxarra ikusi ebanean, errukitu egin zan; eta erriko jaia igaro arte, Santuaren soiñekoakaz jantzi eta Pedro Deunaren lekuan, altaran, bera <text:span text:style-name="T1">jarriko zala</text:span> esan eutsen neskai ta sakristauari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Biaramonean, elizea lagunez beterik zala, amarretako Meza nagusia </text:span><text:span text:style-name="T76">as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Orduan, Atximo berealaxe <text:span text:style-name="T1">zutundu zan</text:span>, eta deadar andiz «dimatarrok, or konpon!; ni ba-noa ta kitu» esanez, altaratik beera salto andi bat eginda, elizatik ariñeketan urten zan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Jazopen oneaz, dimatar zintzoak ikaraz <text:span text:style-name="T1">jarri ziran</text:span>: Pedro Deunak errian jente txarra egoalako egin ebala alde, uste izan eben geienak-e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ok entzutean, Atximo <text:span text:style-name="T1">larritu</text:span> egin <text:span text:style-name="T1">zan</text:span>, eta bere kolkorako «oraintxe galdua nok» esanda, Oba-rantz abiatu zan; eta andik tximistea baizen arin Mañari-ratu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ok entzutean, Atximo larritu egin zan, eta bere kolkorako «oraintxe galdua nok» esanda, Oba-rantz <text:span text:style-name="T1">abiatu zan</text:span>; eta andik tximistea baizen arin Mañari-ratu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aren ankaazurrak ez </text:span><text:span text:style-name="T76">ziran</text:span><text:span text:style-name="T34"> iñoiz geiago Dima-ko errian </text:span><text:span text:style-name="T76">sartu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gure mutilla, amaren esana egitearren, beste bagarik, errotarako bidean</text:span><text:span text:style-name="T76"> 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bide-zati bat igarorikoan, zugatz-erpiñean txirulika ziarduan txori kantariagana begira </text:span><text:span text:style-name="T7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">Zutundu zanean</text:span>, arto-zorroari ikututxo bat be egiteke (egin bagarik), bide-ondoko landan, bedartzan, patxaraz-patxaraz jarri zan, andik noizean bein «aalegiñari» deadarrez ekiteko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Zutundu zanean, arto-zorroari ikututxo bat be egiteke (egin bagarik), bide-ondoko landan, bedartzan, patxaraz-patxaraz <text:span text:style-name="T1">jarri zan</text:span>, andik noizean bein «aalegiñari» deadarrez ekiteko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rrotara-osterea eginda, </text:span><text:span text:style-name="T76">etxeratu zanean</text:span><text:span text:style-name="T34">, amak ikaraz esan eutsan: —A, mutil! Ba-ator, orraitiño! Errotara-ostean egun guztia egiteko, ¿zer jazo yak? Olakorik, egundo...!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Ori zala-ta, bere jangurea asetearren, artzain-txaboletatik eta basetxe- inguruetatik sarri-sarritan </text:span><text:span text:style-name="T76">igaroten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, iñon gaztae-usaiñik somatzen ba-eban somatu, surra astin eta buztana astiñago ebala, antxe bertan </text:span><text:span text:style-name="T76">geratzen zan</text:span><text:span text:style-name="T34">, agorako janari gozoaren zai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lluntze baten, gure azeria, Urtsule etxekandrearen basetxeko atarte zabalera eldu zan; eta, begi ta belarri, barrura adi-adi jarrita, atarte aretako jesarleku-azpian patxaraz-patxaraz </text:span><text:span text:style-name="T76">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ma-alabok abesti-abotsaz </text:span><text:span text:style-name="T76">ikaratu</text:span><text:span text:style-name="T34"> egin </text:span><text:span text:style-name="T76">ziran</text:span><text:span text:style-name="T34">, atean egoana nor edo zer zan arean be ez ekien-eta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Urtsule, abarkatxoa bigarrenez ikusi ebanean, bestearen laguna zalakotan, poz-pozik</text:span><text:span text:style-name="T76"> jarri zan</text:span><text:span text:style-name="T34">; eta auxe esan eban: «Onakorik! Emen beste abarka bat! Eta berau or bidean ikusi yonadaren laguna dala esango naieuke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urez «putxi-putxi» eginda gero, basetxeko solora joanda, lotan </text:span><text:span text:style-name="T7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Orduan, Urtsule etxekandrea, mutiko zoliaren deadar errimeak bizkortuta, zer jazo ete-zeitekean ikustera urten zan; eta, azeri gaiztoak basetxeko soloan egin eban triskantzea ikusi ebanean, asarre-bitsetan</text:span><text:span text:style-name="T76"> 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ñungane-mendira eldu ziranean, baiña, azeria, astoari ez esker eta ez ezertxo be esan bagarik, «rrast!», bere zuloan </text:span><text:span text:style-name="T76">sar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Astoa, ostera, azeria atzera agertuko zalakotan, zulo-ertzean zain <text:span text:style-name="T1">geratu zan</text:span>, lastoa ta artoa jateko gurariz egoan gaisoa-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Baiña azeria bere zulotik iñoiz be ez zan urteten-eta, gure astoa </text:span><text:span text:style-name="T190">estutu</text:span><text:span text:style-name="T150"> egin </text:span><text:span text:style-name="T190">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stoaren tamala ori entzundakoan! Eta azeriaren eskertxarraz ikaratuta, asto gaisoa alako baten mendian beera </text:span><text:span text:style-name="T76">abi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6" office:value-type="string" calcext:value-type="string">
            <text:p><text:span text:style-name="T194">Düala hogei bat urte, jakinik Larrainen telefona </text:span><text:span text:style-name="T195">ezarririk izan zela</text:span><text:span text:style-name="T194">, jin zen Pello Otsagabirik oski berri elibatekin, behar zütüala Mauleko kosi bati telefonaz igorri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Ez dü, ene ustez, Jondane Petirik holako bidanjantik hartzen; zelüko </text:span><text:span text:style-name="T34">borta </text:span><text:span text:style-name="T76">hersi da</text:span><text:span text:style-name="T34"> eta arranoa nekez da han 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Hiru dailariak xütitürik soz dagotza zer </text:span><text:span text:style-name="T197">diren ikusiko</text:span><text:span text:style-name="T196"> oro zoin lehiatürikago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Nola </text:span><text:span text:style-name="T76">deitzen da</text:span><text:span text:style-name="T34"> delako gaxki egilea? dio etxeko jaun zaharrak, etxearen ikertzez, ez baitzüan nahi haatik holako aujami bati eman aterbe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zarri zütüan txilintxau erran delako alanbre mehean eta bera </text:span><text:span text:style-name="T76">hürrüntü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txe batetan <text:span text:style-name="T1">sartü zen</text:span> borta jo gabe, üdüri hil bat xutik, eta erran nolaz horra zen gaüko alojearen nahiz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Azkenoz Pello gaizoa hatsik ezin hartzera zoan, noiz gatü batetan trabatürik erori baitzen lüze bezain zabal sükalte erditara bai eta panparekin ferreta erdiz erdi </text:span><text:span text:style-name="T76">hautse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spainiako hegiala heltü zenean izerdi llapa eta hatsalbo, </text:span><text:span text:style-name="T76">jarri zen</text:span><text:span text:style-name="T34"> hats hartzeko eta küia bere kantüan pausatü, eskü batez etxekitzen züalarik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8">Sartü zen</text:span><text:span text:style-name="T196"> tarte arte batetan, porrokiña</text:span><text:span text:style-name="T34">tzen zelarik eta denbora berean erbi bat elki zen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Sartü zen tarte arte batetan, porrokiña</text:span><text:span text:style-name="T34">tzen zelarik eta denbora berean erbi bat </text:span><text:span text:style-name="T76">elki zen</text:span><text:span text:style-name="T34">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rran baiko ematen dü sokari tirako ozen bat eta gainen Mariak mandoari pusako handi bat, bai eta mandoa petik tiratürik, gainetik pusatürik </text:span><text:span text:style-name="T76">larrütü zen</text:span><text:span text:style-name="T34"> eta Pello hareki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<text:span text:style-name="T1">dirade larrütü</text:span>, Bai eta peko zolan biak zale sartü Sartü badira sartü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<text:span text:style-name="T1">badira sartü</text:span>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badira sartü, han <text:span text:style-name="T1">dira baratü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<text:span text:style-name="T1">baita</text:span> Pello franko <text:span text:style-name="T1">hiltzen</text:span> Ikusiren dütügü, ez bagira hiltzen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baita Pello franko hiltzen Ikusiren dütügü, ez <text:span text:style-name="T1">bagira hiltzen</text:span>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Ber denboran arranoa nontik baitik jin zen eta aragiaren ürrina senditürik, zorrozka </text:span><text:span text:style-name="T76">sartü zen</text:span><text:span text:style-name="T34"> baxa zol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Bena arranoa oihüak baserazirik zalhe odeitan gor </text:span><text:span text:style-name="T197">igaran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z dü, ene ustez, Jondane Petirik holako bidanjantik hartzen; zelüko borta hersi da eta arranoa nekez <text:span text:style-name="T1">da</text:span> han <text:span text:style-name="T1">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50">Orea </text:span><text:span text:style-name="T190">altxatzen den</text:span><text:span text:style-name="T150"> artean ama badoa baratzealat aza lantare zonbaiten lantatzera, eta hau xilo egin eta tapa kiska-kaska ari d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49">Ken zaite</text:span><text:span text:style-name="T150"> nere aurretik! Alde egin zazu emendik! edo zerbait eman zaidazu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99">Nere alaba (Petrirengatik) orren eskutan </text:span><text:span text:style-name="T200">jarri bada</text:span><text:span text:style-name="T199"> jakin zazute </text:span><text:span text:style-name="T72">nere baimeñik gabe izan dal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4">Botikan </text:span><text:span text:style-name="T16">saltzen</text:span><text:span text:style-name="T14"> ez </text:span><text:span text:style-name="T16">dan</text:span><text:span text:style-name="T14"> zerbai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Ez dago beldurrik, gazteak ez ditu austen, berak ez baditu puskatzen. Zartzaroan </text:span><text:span text:style-name="T73">austen dira</text:span><text:span text:style-name="T72"> berez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Txintxarri </text:span><text:span text:style-name="T200">entzun bedi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Aitortu bear da, mediku ona ez </text:span><text:span text:style-name="T73">dala</text:span><text:span text:style-name="T72"> merezi aña </text:span><text:span text:style-name="T73">estimatzen</text:span><text:span text:style-name="T72"> ta ordaintzen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Giltxurdinean arri koxkorrak </text:span><text:span text:style-name="T200">mugitzen diranean</text:span><text:span text:style-name="T199"> ikaragarria d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1">Eseri zaite</text:span><text:span text:style-name="T199"> gizona, lasago egongo z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(Larriturik </text:span><text:span text:style-name="T200">sartzen dala</text:span><text:span text:style-name="T199">.) Zer ziran karraixi oiek? Orain ere etxea </text:span><text:span text:style-name="T72">jendez bete zaigu-t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Nor zaitugu emen iñori pulsua artzeko. Nola </text:span><text:span text:style-name="T73">sartu zerate</text:span><text:span text:style-name="T72">? Deitu gab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Otsegin degu ta ez zuten erantzuten. Atea zabalik arkitu degu ta </text:span><text:span text:style-name="T73">sartu g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Zurrunga antzeko zerbait egiñaz <text:span text:style-name="T1">esnatzen da </text:span>begiak zabalduaz. Emakumezko biak pizka bat urrutiratzen dira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Zurrunga antzeko zerbait egiñaz esnatzen da begiak zabalduaz. Emakumezko biak pizka bat <text:span text:style-name="T1">urrutiratzen di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u gaztea zaitugu gizona. Zer gertatzen zaizu? Ea </text:span><text:span text:style-name="T73">eseri zait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aude isilik gizona! Ez zaidazula orrelakorik esan. Auleriz </text:span><text:span text:style-name="T73">ilko nintzak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Onera nerekin </text:span><text:span text:style-name="T200">sartu dan</text:span><text:span text:style-name="T199"> atsoak ez zuen bada aragi aundirik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1">Itzuli zaite</text:span><text:span text:style-name="T199"> emendik illabet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Aurrera! Bukatzen ari giñan. Laister izango da zure txanda. Alki ortan </text:span><text:span text:style-name="T73">eseri zait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Ez dakit azkenerako nola </text:span><text:span text:style-name="T200">butatuko dan</text:span><text:span text:style-name="T199"> kontu au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Ai! ai! ene Joxepa! Au miña! Ez... in asna… sa aa! </text:span><text:span text:style-name="T73">Itotzen naiz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ure senarra </text:span><text:span text:style-name="T73">gaixotu da</text:span><text:span text:style-name="T72">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Jaun ori </text:span><text:span text:style-name="T73">geldi dedilla</text:span><text:span text:style-name="T72"> emen atera gab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Jueza joana dala igarri du ta laister </text:span><text:span text:style-name="T200">suspertuko zaizu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Inyekzio bat emango diot eta </text:span><text:span text:style-name="T200">suspertuko da</text:span><text:span text:style-name="T199"> bereal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Ezta ezeri. </text:span><text:span text:style-name="T73">Sendatu zera</text:span><text:span text:style-name="T72"> ta beste leku batera noa. Barkaturik zaud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1">Eseri zaite</text:span><text:span text:style-name="T199"> ta aztertuko zaitu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ergatlk </text:span><text:span text:style-name="T73">sartu</text:span><text:span text:style-name="T72"> ote </text:span><text:span text:style-name="T73">naiz</text:span><text:span text:style-name="T72"> medikutan?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Orain ere </text:span><text:span text:style-name="T200">gaxotu</text:span><text:span text:style-name="T199"> al </text:span><text:span text:style-name="T200">zaigu</text:span><text:span text:style-name="T199">? Apaiz billa joan bearko de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Ez da orrenbesterako! Pizka bat </text:span><text:span text:style-name="T200">ikaratu dala</text:span><text:span text:style-name="T199">. Uts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Ez al dakizute odola geldi arazten? Emakumea </text:span><text:span text:style-name="T73">il diteke</text:span><text:span text:style-name="T72"> ta zuena izango da erru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Gaxoa ez <text:span text:style-name="T1">bada sendatzen</text:span> medikuak edo Petrikillok dute errua... Sendatzen bada berriz... zeruko santuren bat badezu beti bitarteko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Gaxoa ez bada sendatzen medikuak edo Petrikillok dute errua... <text:span text:style-name="T1">Sendatzen bada</text:span> berriz... zeruko santuren bat badezu beti bitarteko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Ez al </text:span><text:span text:style-name="T200">zera gogoratzen</text:span><text:span text:style-name="T199">?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Indartasun aundi orrek anitz erakusten digu eta berdin </text:span><text:span text:style-name="T76">aurkitzen de</text:span><text:span text:style-name="T34"> zazpi urteko aurreta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Seurik beretan</text:span><text:span text:style-name="T76"> aurkitzen zire</text:span><text:span text:style-name="T34"> Tarsizio, Justo eta Pastor, ebek biak españolak eta Españan ila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Orai artio ez zitzaide gogoratu alako galderaik, baño egun ebetan ainbertze emakume </text:span><text:span text:style-name="T76">igaro dire</text:span><text:span text:style-name="T34"> nere buruan, denak indartasun aundikoak ala batre ikastasun gabekoa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Bertze gauza bat egoten zen denen gogoan: ama baten bidez lurra </text:span><text:span text:style-name="T76">sendatu ze</text:span><text:span text:style-name="T34"> bere bekatut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Eta gaixoek uste zute apez eta monja edo serora guziak zerura juaten zirela, ezkonduak baño aisego, eta orrengatik pozez </text:span><text:span text:style-name="T76">betetzen zire</text:span><text:span text:style-name="T34"> juaten zirelaik eta ama gaixoek otoitz eta baru anitz egiten zute, bere lan anitzeki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Bertze gauza bat egoten zen denen gogoan: ama baten bidez lurra </text:span><text:span text:style-name="T76">sendatu ze</text:span><text:span text:style-name="T34"> bere bekatut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style-name="Default" table:number-columns-repeated="16372"/>
        </table:table-row>
        <table:table-row table:style-name="ro1">
          <table:table-cell table:style-name="ce103" office:value-type="string" calcext:value-type="string">
            <text:p><text:span text:style-name="T150">Eta gaixoek uste zute apez eta monja edo serora guziak zerura juaten zirela, ezkonduak baño aisego, eta orrengatik pozez </text:span><text:span text:style-name="T190">betetzen zire</text:span><text:span text:style-name="T150"> juaten zirela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style-name="Default" table:number-columns-repeated="16372"/>
        </table:table-row>
        <table:table-row table:style-name="ro1">
          <table:table-cell table:style-name="ce103" office:value-type="string" calcext:value-type="string">
            <text:p><text:span text:style-name="T193">Oroitu gaitetzen</text:span><text:span text:style-name="T34"> nola Jesukristoren legea ongi jarraitzen zuztenei iltzen zuztela lemexiko iru edo lau gizaldieta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Ez dakit Jaungoikoain deiaz </text:span><text:span text:style-name="T76">oroitzen</text:span><text:span text:style-name="T34"> ote </text:span><text:span text:style-name="T76">zire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Aldi huntako süjeta dateke gure herriko; Emanen deiziegün jeian <text:span text:style-name="T1">girade ezagütüko</text:span>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5) Reciproc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Bat, biga… hamar trago, Nun <text:span text:style-name="T1">ezten hüstü</text:span> gehiago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Bena herriko bestetan, gaztiak <text:span text:style-name="T1">dira mozkortü</text:span>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Xaxi eta Pette <text:span text:style-name="T1">dira</text:span> ezkuntzez <text:span text:style-name="T1">algarretatü</text:span>, Ta biak Basabürian bethikoz dirate bürü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Batere aiher izan gabe okherra ziküzü jiten: Telebixta aitzinian haiñbeste <text:span text:style-name="T1">beniz</text:span> ni <text:span text:style-name="T1">lazten</text:span>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Hola hola aitzinara heltü behar zaikegia? Ez<text:span text:style-name="T1">ta hüstüko</text:span> orano bethik haboro herria?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Bena huni edo horri nula <text:span text:style-name="T1">loth nintake</text:span>? Zeren bazter orotarat badit bethi indarkatze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Hor dük hor ogen handia: eztük nihuiz ikhasiko! Aphürri arren <text:span text:style-name="T1">loth hadi</text:span> lan hun baten egiteko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Oro <text:span text:style-name="T1">biltzen girelarik</text:span> zure edantegiala, Ene arrenkürak dütüt urthukirik kanpuala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Nihaur ere hortan nüzü eta ez arrajiteko, Ahal oroz <text:span text:style-name="T1">lothuko niz</text:span> herrian lan ükheiteko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Ziek, gizun pottoluak, <text:span text:style-name="T1">bazter zitaie</text:span> hebentik, Edari hun horik oro baitütüt zalhe hüstürik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Gure nahikuntiari nur othe <text:span text:style-name="T1">bühürt lizate</text:span>? Lehertürik pharkamentü bertan galthegin lezake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Hiritik eraitsiz geroz nula <text:span text:style-name="T1">ziren khanbiatü</text:span>! Ulhün hatzamaiten zütüt, erran ezazü: zer duzü?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Entzütia dit besta handi bethik egiten diela, Gazte hanitx <text:span text:style-name="T1">biltzen dela</text:span> goizetik berant gaiala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Besta eder baiginizün, gazte bazen: hau da egia; Zentako berantialat <text:span text:style-name="T1">sarthü da</text:span> itsuskeria?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Bethidanik holaxerik, e<text:span text:style-name="T1">hiz</text:span> hi <text:span text:style-name="T1">khanbiatüko</text:span>, Bai eta astohünjale egündano egoneko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Tusuri, ixilik ago! Beste saill bati <text:span text:style-name="T1">loth hadi</text:span>, Zeren ezagüt hirioke bertan beste lillüraldi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Hola <text:span text:style-name="T1">bühürtzen bazide</text:span> gure nahiküntiari, Arruntaz herritik kanpo behar zütiegü ezari</text:p>
          </table:table-cell>
          <table:table-cell table:style-name="ce13" office:value-type="string" calcext:value-type="string">
            <text:p>Casenave-Harigile’s <text:span text:style-name="T60">Pette Basabürüa</text:span> pastoral (1982)</text:p>
          </table:table-cell>
          <table:table-cell table:style-name="ce13" office:value-type="string" calcext:value-type="string">
            <text:p>Euskaltzaindia. 1982. <text:span text:style-name="T60">Euskal Antzerki 1980: Toribio Altzaga saria</text:span>. Bilbao/Bilbo: Euskaltzaindi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mino &amp; Salaberri 2006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Coyos (2013: 24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ustintza (1990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ñigo (2011: 11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uskaltzaindia (1982: 104)</text:p>
          </table:table-cell>
          <table:table-cell table:number-columns-repeated="16383"/>
        </table:table-row>
        <table:table-row table:style-name="ro1" table:number-rows-repeated="10473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, 'Times New Roman PS'" style:font-family-generic="roman"/>
    <style:font-face style:name="Times New Roman1" svg:font-family="'Times New Roman'" style:font-adornments="Lodi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family-generic="roman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1-14T20:12:28.889000000</dc:date>
    <meta:editing-duration>P2DT9H29M18S</meta:editing-duration>
    <meta:editing-cycles>1206</meta:editing-cycles>
    <meta:generator>LibreOffice/7.5.2.2$Windows_X86_64 LibreOffice_project/53bb9681a964705cf672590721dbc85eb4d0c3a2</meta:generator>
    <meta:document-statistic meta:table-count="1" meta:cell-count="12907" meta:object-count="0"/>
  </office:meta>
</office:document-meta>
</file>